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177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4.898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3.013cm"/>
    </style:style>
    <style:style style:name="co15" style:family="table-column">
      <style:table-column-properties fo:break-before="auto" style:column-width="3.147cm"/>
    </style:style>
    <style:style style:name="co16" style:family="table-column">
      <style:table-column-properties fo:break-before="auto" style:column-width="3.35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249cm"/>
    </style:style>
    <style:style style:name="co19" style:family="table-column">
      <style:table-column-properties fo:break-before="auto" style:column-width="3.05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3" table:default-cell-style-name="ce14"/>
        <table:table-column table:style-name="co9" table:default-cell-style-name="ce3"/>
        <table:table-column table:style-name="co9" table:default-cell-style-name="ce5"/>
        <table:table-column table:style-name="co10" table:default-cell-style-name="ce3"/>
        <table:table-column table:style-name="co10" table:default-cell-style-name="ce5"/>
        <table:table-column table:style-name="co11" table:default-cell-style-name="ce5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4" table:default-cell-style-name="ce5"/>
        <table:table-column table:style-name="co15" table:default-cell-style-name="ce3"/>
        <table:table-column table:style-name="co16" table:default-cell-style-name="ce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8" table:formula="of:=MAX([.C3:.C27])" office:value-type="float" office:value="0.788686" calcext:value-type="float">
            <text:p>0.788686</text:p>
          </table:table-cell>
          <table:table-cell table:number-columns-repeated="5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office:value-type="date" office:date-value="2018-02-21" calcext:value-type="date">
            <text:p>21/02/18</text:p>
          </table:table-cell>
          <table:table-cell table:style-name="ce2"/>
          <table:table-cell table:style-name="ce9" table:formula="of:=AVERAGE([.D3:.F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3" calcext:value-type="date">
            <text:p>23/02/18</text:p>
          </table:table-cell>
          <table:table-cell table:style-name="ce2"/>
          <table:table-cell table:formula="of:=AVERAGE([.D4:.F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3" calcext:value-type="date">
            <text:p>23/02/18</text:p>
          </table:table-cell>
          <table:table-cell table:style-name="ce2"/>
          <table:table-cell table:style-name="ce5" table:formula="of:=AVERAGE([.D5:.F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4" calcext:value-type="date">
            <text:p>24/02/18</text:p>
          </table:table-cell>
          <table:table-cell table:style-name="ce2"/>
          <table:table-cell table:style-name="ce5" table:formula="of:=AVERAGE([.D6:.F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Relu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4" calcext:value-type="date">
            <text:p>24/02/18</text:p>
          </table:table-cell>
          <table:table-cell table:style-name="ce2"/>
          <table:table-cell table:formula="of:=AVERAGE([.D7:.F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5" calcext:value-type="date">
            <text:p>25/02/18</text:p>
          </table:table-cell>
          <table:table-cell table:style-name="ce2"/>
          <table:table-cell table:formula="of:=AVERAGE([.D8:.F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3"/>
        </table:table-row>
        <table:table-row table:style-name="ro3">
          <table:table-cell office:value-type="date" office:date-value="2018-02-26" calcext:value-type="date">
            <text:p>26/02/18</text:p>
          </table:table-cell>
          <table:table-cell table:style-name="ce2"/>
          <table:table-cell table:style-name="ce5" table:formula="of:=AVERAGE([.D9:.F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3"/>
        </table:table-row>
        <table:table-row table:style-name="ro3">
          <table:table-cell office:value-type="date" office:date-value="2018-02-26" calcext:value-type="date">
            <text:p>26/02/18</text:p>
          </table:table-cell>
          <table:table-cell table:style-name="ce2"/>
          <table:table-cell table:style-name="ce5" table:formula="of:=AVERAGE([.D10:.F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3"/>
        </table:table-row>
        <table:table-row table:style-name="ro3">
          <table:table-cell office:value-type="date" office:date-value="2018-03-02" calcext:value-type="date">
            <text:p>02/03/18</text:p>
          </table:table-cell>
          <table:table-cell table:style-name="ce2"/>
          <table:table-cell table:style-name="ce5" table:formula="of:=AVERAGE([.D11:.F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3"/>
        </table:table-row>
        <table:table-row table:style-name="ro3">
          <table:table-cell office:value-type="date" office:date-value="2018-03-02" calcext:value-type="date">
            <text:p>02/03/18</text:p>
          </table:table-cell>
          <table:table-cell table:style-name="ce2"/>
          <table:table-cell table:formula="of:=AVERAGE([.D12:.F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Relu</text:p>
          </table:table-cell>
          <table:table-cell table:style-name="ce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3"/>
        </table:table-row>
        <table:table-row table:style-name="ro3">
          <table:table-cell office:value-type="date" office:date-value="2018-03-02" calcext:value-type="date">
            <text:p>02/03/18</text:p>
          </table:table-cell>
          <table:table-cell table:style-name="ce2"/>
          <table:table-cell table:formula="of:=AVERAGE([.D13:.F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table:style-name="ce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3"/>
        </table:table-row>
        <table:table-row table:style-name="ro3">
          <table:table-cell office:value-type="date" office:date-value="2018-03-06" calcext:value-type="date">
            <text:p>06/03/18</text:p>
          </table:table-cell>
          <table:table-cell table:style-name="ce4" office:value-type="float" office:value="0.743021" calcext:value-type="float">
            <text:p>0.743021</text:p>
          </table:table-cell>
          <table:table-cell table:formula="of:=AVERAGE([.D14:.F14])" office:value-type="float" office:value="0.744121" calcext:value-type="float">
            <text:p>0.744121</text:p>
          </table:table-cell>
          <table:table-cell office:value-type="float" office:value="0.744121" calcext:value-type="float">
            <text:p>0.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3"/>
        </table:table-row>
        <table:table-row table:style-name="ro3">
          <table:table-cell office:value-type="date" office:date-value="2018-03-06" calcext:value-type="date">
            <text:p>06/03/18</text:p>
          </table:table-cell>
          <table:table-cell table:style-name="ce4" office:value-type="float" office:value="0.778654" calcext:value-type="float">
            <text:p>0.778654</text:p>
          </table:table-cell>
          <table:table-cell table:style-name="ce5" table:formula="of:=AVERAGE([.D15:.F15])" office:value-type="float" office:value="0.78293" calcext:value-type="float">
            <text:p>0.78293</text:p>
          </table:table-cell>
          <table:table-cell office:value-type="float" office:value="0.78293" calcext:value-type="float">
            <text:p>0.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2"/>
        </table:table-row>
        <table:table-row table:style-name="ro3">
          <table:table-cell office:value-type="date" office:date-value="2018-03-07" calcext:value-type="date">
            <text:p>07/03/18</text:p>
          </table:table-cell>
          <table:table-cell office:value-type="float" office:value="0.773071" calcext:value-type="float">
            <text:p>0.773071</text:p>
          </table:table-cell>
          <table:table-cell table:formula="of:=AVERAGE([.D16:.F16])" office:value-type="float" office:value="0.780628" calcext:value-type="float">
            <text:p>0.780628</text:p>
          </table:table-cell>
          <table:table-cell office:value-type="float" office:value="0.780628" calcext:value-type="float">
            <text:p>0.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3"/>
        </table:table-row>
        <table:table-row table:style-name="ro3">
          <table:table-cell office:value-type="date" office:date-value="2018-03-07" calcext:value-type="date">
            <text:p>07/03/18</text:p>
          </table:table-cell>
          <table:table-cell office:value-type="float" office:value="0.742529" calcext:value-type="float">
            <text:p>0.742529</text:p>
          </table:table-cell>
          <table:table-cell table:formula="of:=AVERAGE([.D17:.F17])" office:value-type="float" office:value="0.74593" calcext:value-type="float">
            <text:p>0.74593</text:p>
          </table:table-cell>
          <table:table-cell office:value-type="float" office:value="0.74593" calcext:value-type="float">
            <text:p>0.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3"/>
        </table:table-row>
        <table:table-row table:style-name="ro3">
          <table:table-cell office:value-type="date" office:date-value="2018-03-07" calcext:value-type="date">
            <text:p>07/03/18</text:p>
          </table:table-cell>
          <table:table-cell office:value-type="float" office:value="0.655008" calcext:value-type="float">
            <text:p>0.655008</text:p>
          </table:table-cell>
          <table:table-cell table:formula="of:=AVERAGE([.D18:.F18])" office:value-type="float" office:value="0.656635" calcext:value-type="float">
            <text:p>0.656635</text:p>
          </table:table-cell>
          <table:table-cell office:value-type="float" office:value="0.656635" calcext:value-type="float">
            <text:p>0.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14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3"/>
        </table:table-row>
        <table:table-row table:style-name="ro3">
          <table:table-cell office:value-type="date" office:date-value="2018-03-08" calcext:value-type="date">
            <text:p>08/03/18</text:p>
          </table:table-cell>
          <table:table-cell office:value-type="float" office:value="0.677832" calcext:value-type="float">
            <text:p>0.677832</text:p>
          </table:table-cell>
          <table:table-cell table:formula="of:=AVERAGE([.D19:.F19])" office:value-type="float" office:value="0.680645" calcext:value-type="float">
            <text:p>0.680645</text:p>
          </table:table-cell>
          <table:table-cell office:value-type="float" office:value="0.680645" calcext:value-type="float">
            <text:p>0.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3"/>
        </table:table-row>
        <table:table-row table:style-name="ro3">
          <table:table-cell office:value-type="date" office:date-value="2018-03-08" calcext:value-type="date">
            <text:p>08/03/18</text:p>
          </table:table-cell>
          <table:table-cell office:value-type="float" office:value="0.672085" calcext:value-type="float">
            <text:p>0.672085</text:p>
          </table:table-cell>
          <table:table-cell table:formula="of:=AVERAGE([.D20:.F20])" office:value-type="float" office:value="0.673409" calcext:value-type="float">
            <text:p>0.673409</text:p>
          </table:table-cell>
          <table:table-cell office:value-type="float" office:value="0.673409" calcext:value-type="float">
            <text:p>0.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80131" calcext:value-type="float">
            <text:p>0.780131</text:p>
          </table:table-cell>
          <table:table-cell table:formula="of:=AVERAGE([.D21:.F21])" office:value-type="float" office:value="0.780135" calcext:value-type="float">
            <text:p>0.780135</text:p>
          </table:table-cell>
          <table:table-cell office:value-type="float" office:value="0.780135" calcext:value-type="float">
            <text:p>0.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9803" calcext:value-type="float">
            <text:p>0.779803</text:p>
          </table:table-cell>
          <table:table-cell table:style-name="ce9" table:formula="of:=AVERAGE([.D22:.F22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3071" calcext:value-type="float">
            <text:p>0.773071</text:p>
          </table:table-cell>
          <table:table-cell table:formula="of:=AVERAGE([.D23:.F23])" office:value-type="float" office:value="0.782273" calcext:value-type="float">
            <text:p>0.782273</text:p>
          </table:table-cell>
          <table:table-cell office:value-type="float" office:value="0.782273" calcext:value-type="float">
            <text:p>0.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5041" calcext:value-type="float">
            <text:p>0.775041</text:p>
          </table:table-cell>
          <table:table-cell table:formula="of:=AVERAGE([.D24:.F24])" office:value-type="float" office:value="0.784739" calcext:value-type="float">
            <text:p>0.784739</text:p>
          </table:table-cell>
          <table:table-cell office:value-type="float" office:value="0.784739" calcext:value-type="float">
            <text:p>0.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4384" calcext:value-type="float">
            <text:p>0.774384</text:p>
          </table:table-cell>
          <table:table-cell table:formula="of:=AVERAGE([.D25:.F25])" office:value-type="float" office:value="0.783095" calcext:value-type="float">
            <text:p>0.783095</text:p>
          </table:table-cell>
          <table:table-cell office:value-type="float" office:value="0.783095" calcext:value-type="float">
            <text:p>0.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2906" calcext:value-type="float">
            <text:p>0.772906</text:p>
          </table:table-cell>
          <table:table-cell table:formula="of:=AVERAGE([.D26:.F26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4698" calcext:value-type="float">
            <text:p>0.774698</text:p>
          </table:table-cell>
          <table:table-cell table:formula="of:=AVERAGE([.D27:.F27])" office:value-type="float" office:value="0.779313" calcext:value-type="float">
            <text:p>0.779313</text:p>
          </table:table-cell>
          <table:table-cell office:value-type="float" office:value="0.779313" calcext:value-type="float">
            <text:p>0.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35468" calcext:value-type="float">
            <text:p>0.735468</text:p>
          </table:table-cell>
          <table:table-cell table:formula="of:=AVERAGE([.D28:.F28])" office:value-type="float" office:value="0.737214" calcext:value-type="float">
            <text:p>0.737214</text:p>
          </table:table-cell>
          <table:table-cell office:value-type="float" office:value="0.737214" calcext:value-type="float">
            <text:p>0.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[1,13,50,1]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table:style-name="ce5" office:value-type="float" office:value="0.792118" calcext:value-type="float">
            <text:p>0.792118</text:p>
          </table:table-cell>
          <table:table-cell table:style-name="ce10" table:formula="of:=AVERAGE([.D29:.F29])" office:value-type="float" office:value="0.79954" calcext:value-type="float">
            <text:p>0.79954</text:p>
          </table:table-cell>
          <table:table-cell office:value-type="float" office:value="0.79954" calcext:value-type="float">
            <text:p>0.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table:style-name="ce6" office:value-type="float" office:value="0.793268" calcext:value-type="float">
            <text:p>0.793268</text:p>
          </table:table-cell>
          <table:table-cell table:formula="of:=AVERAGE([.D30:.F30])" office:value-type="float" office:value="0.787371" calcext:value-type="float">
            <text:p>0.787371</text:p>
          </table:table-cell>
          <table:table-cell office:value-type="float" office:value="0.787371" calcext:value-type="float">
            <text:p>0.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table:style-name="ce5" office:value-type="float" office:value="0.789984" calcext:value-type="float">
            <text:p>0.789984</text:p>
          </table:table-cell>
          <table:table-cell table:formula="of:=AVERAGE([.D31:.F31])" office:value-type="float" office:value="0.794606" calcext:value-type="float">
            <text:p>0.794606</text:p>
          </table:table-cell>
          <table:table-cell office:value-type="float" office:value="0.794606" calcext:value-type="float">
            <text:p>0.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3"/>
        </table:table-row>
        <table:table-row table:style-name="ro3">
          <table:table-cell office:value-type="date" office:date-value="2018-03-12" calcext:value-type="date">
            <text:p>12/03/18</text:p>
          </table:table-cell>
          <table:table-cell table:style-name="ce7" office:value-type="float" office:value="0.792282" calcext:value-type="float">
            <text:p>0.792282</text:p>
          </table:table-cell>
          <table:table-cell table:style-name="ce9" table:formula="of:=AVERAGE([.D32:.F32])" office:value-type="float" office:value="0.797731" calcext:value-type="float">
            <text:p>0.797731</text:p>
          </table:table-cell>
          <table:table-cell office:value-type="float" office:value="0.797731" calcext:value-type="float">
            <text:p>0.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</table:table-row>
        <table:table-row table:style-name="ro3">
          <table:table-cell office:value-type="date" office:date-value="2018-03-12" calcext:value-type="date">
            <text:p>12/03/18</text:p>
          </table:table-cell>
          <table:table-cell office:value-type="float" office:value="0.790476" calcext:value-type="float">
            <text:p>0.790476</text:p>
          </table:table-cell>
          <table:table-cell table:style-name="ce11" table:formula="of:=AVERAGE([.D33:.F33])" office:value-type="float" office:value="0.799704" calcext:value-type="float">
            <text:p>0.799704</text:p>
          </table:table-cell>
          <table:table-cell office:value-type="float" office:value="0.799704" calcext:value-type="float">
            <text:p>0.79970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3"/>
        </table:table-row>
        <table:table-row table:style-name="ro3">
          <table:table-cell office:value-type="date" office:date-value="2018-03-12" calcext:value-type="date">
            <text:p>12/03/18</text:p>
          </table:table-cell>
          <table:table-cell office:value-type="float" office:value="0.785386" calcext:value-type="float">
            <text:p>0.785386</text:p>
          </table:table-cell>
          <table:table-cell table:style-name="ce10" table:formula="of:=AVERAGE([.D34:.F34])" office:value-type="float" office:value="0.794771" calcext:value-type="float">
            <text:p>0.794771</text:p>
          </table:table-cell>
          <table:table-cell office:value-type="float" office:value="0.794771" calcext:value-type="float">
            <text:p>0.79477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4-20-43</text:p>
          </table:table-cell>
          <table:table-cell table:number-columns-repeated="3"/>
        </table:table-row>
        <table:table-row table:style-name="ro3">
          <table:table-cell office:value-type="date" office:date-value="2018-03-12" calcext:value-type="date">
            <text:p>12/03/18</text:p>
          </table:table-cell>
          <table:table-cell table:style-name="ce7" office:value-type="float" office:value="0.792611" calcext:value-type="float">
            <text:p>0.792611</text:p>
          </table:table-cell>
          <table:table-cell table:style-name="ce9" table:formula="of:=AVERAGE([.D35:.F35])" office:value-type="float" office:value="0.789344" calcext:value-type="float">
            <text:p>0.789344</text:p>
          </table:table-cell>
          <table:table-cell office:value-type="float" office:value="0.789344" calcext:value-type="float">
            <text:p>0.7893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table:style-name="ce14"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table:style-name="ce3"/>
          <table:table-cell/>
          <table:table-cell table:style-name="ce9"/>
          <table:table-cell table:number-columns-repeated="5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  <table:table-cell table:number-columns-repeated="3"/>
          <table:table-cell table:style-name="ce3"/>
          <table:table-cell table:number-columns-repeated="5"/>
        </table:table-row>
        <table:table-row table:style-name="ro4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</text:p>
          </table:table-cell>
          <table:table-cell table:style-name="ce1" office:value-type="string" calcext:value-type="string">
            <text:p>activation func</text:p>
            <text:p>LM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office:value-type="date" office:date-value="2018-03-12" calcext:value-type="date">
            <text:p>12/03/18</text:p>
          </table:table-cell>
          <table:table-cell/>
          <table:table-cell table:style-name="ce9" table:formula="of:=AVERAGE([.D38:.F38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table:style-name="ce3"/>
          <table:table-cell/>
          <table:table-cell table:style-name="ce9" table:formula="of:=AVERAGE([.D39:.F39])" office:value-type="string" office:string-value="" calcext:value-type="error">
            <text:p>#DIV/0!</text:p>
          </table:table-cell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3">
          <table:table-cell table:style-name="ce3"/>
          <table:table-cell/>
          <table:table-cell table:style-name="ce9" table:formula="of:=AVERAGE([.D40:.F40])" office:value-type="string" office:string-value="" calcext:value-type="error">
            <text:p>#DIV/0!</text:p>
          </table:table-cell>
          <table:table-cell table:number-columns-repeated="5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  <table:table-cell table:number-columns-repeated="3"/>
          <table:table-cell table:style-name="ce3"/>
          <table:table-cell table:number-columns-repeated="5"/>
        </table:table-row>
        <table:table-row table:style-name="ro3">
          <table:table-cell table:style-name="Default" table:number-columns-repeated="2"/>
          <table:table-cell table:style-name="ce9" table:formula="of:=AVERAGE([.D41:.F41])" office:value-type="string" office:string-value="" calcext:value-type="error">
            <text:p>#DIV/0!</text:p>
          </table:table-cell>
          <table:table-cell table:style-name="Default" table:number-columns-repeated="18"/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 table:formula="of:=AVERAGE([.D42:.F42])" office:value-type="string" office:string-value="" calcext:value-type="error">
            <text:p>#DIV/0!</text:p>
          </table:table-cell>
          <table:table-cell table:style-name="Default" table:number-columns-repeated="18"/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 table:formula="of:=AVERAGE([.D43:.F43])" office:value-type="string" office:string-value="" calcext:value-type="error">
            <text:p>#DIV/0!</text:p>
          </table:table-cell>
          <table:table-cell table:style-name="Default" table:number-columns-repeated="18"/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 table:formula="of:=AVERAGE([.D44:.F44])" office:value-type="string" office:string-value="" calcext:value-type="error">
            <text:p>#DIV/0!</text:p>
          </table:table-cell>
          <table:table-cell table:style-name="Default" table:number-columns-repeated="18"/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 table:formula="of:=AVERAGE([.D45:.F45])" office:value-type="string" office:string-value="" calcext:value-type="error">
            <text:p>#DIV/0!</text:p>
          </table:table-cell>
          <table:table-cell table:style-name="Default" table:number-columns-repeated="1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4:00:40.7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2T15:40:48.156000000</dc:date>
    <meta:editing-duration>PT23H38M11S</meta:editing-duration>
    <meta:editing-cycles>187</meta:editing-cycles>
    <meta:generator>LibreOffice/4.3.7.2$Windows_x86 LibreOffice_project/8a35821d8636a03b8bf4e15b48f59794652c68ba</meta:generator>
    <meta:document-statistic meta:table-count="1" meta:cell-count="661" meta:object-count="0"/>
  </office:meta>
</office:document-meta>
</file>